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02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1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24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1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10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17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1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03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8-01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0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11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19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0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1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0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2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08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14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0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20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15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03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0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04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3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1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1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0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3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2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15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0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1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14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12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1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1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08-2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07-25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06-29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05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04-2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03-2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02-23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7-01-31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6-12-2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6-11-30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6-10-2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6-09-29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6-08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6-07-2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6-06-28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6-05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6-04-2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6-03-31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6-02-2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6-01-28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5-12-22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5-11-2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5-10-2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5-10-01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5-08-2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5-07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5-06-23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5-05-27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5-04-2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5-03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5-02-26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5-01-2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4-12-22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4-11-28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4-10-2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4-09-2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4-08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4-07-2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4-06-23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4-05-2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4-04-2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4-03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4-02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4-01-2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3-12-1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3-11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3-10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3-09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3-08-2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3-07-3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3-06-2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3-05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3-04-18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3-03-29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3-02-2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2-12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2-11-2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2-11-06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2-09-21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2-08-28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2-07-24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2-06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2-05-24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2-05-0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2-03-27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2-02-28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2-01-24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1-12-2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1-11-2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1-10-25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1-09-27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1-09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1-07-27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1-06-28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1-05-24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1-04-26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1-03-29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1-02-23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1-01-25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0-12-2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0-11-23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0-10-26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0-09-28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0-08-24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0-07-27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0-06-29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0-05-25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0-04-27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0-03-3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0-02-23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10-01-26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9-12-22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9-11-24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9-10-27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9-09-29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9-08-25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9-07-30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9-06-23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9-05-27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9-04-28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9-03-24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9-02-24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9-01-27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8-12-3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8-11-25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8-10-29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8-09-23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8-08-2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8-07-29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8-06-24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8-05-21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8-03-26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8-02-2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8-01-29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7-11-2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7-10-2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7-09-2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7-08-29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4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200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8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9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3072451001</text:p>
          </table:table-cell>
          <table:table-cell office:value-type="string" calcext:value-type="string">
            <text:p>MA-WXW <text:s text:c="2"/>20 WESTHAMPTON, MA</text:p>
          </table:table-cell>
          <table:table-cell office:value-type="string" calcext:value-type="string">
            <text:p>198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996" meta:object-count="0"/>
    <meta:user-defined meta:name="AppVersion">3.0</meta:user-defined>
  </office:meta>
</office:document-meta>
</file>